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2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5316666666667cm" style:use-optimal-column-width="true"/>
    </style:style>
    <style:style style:name="co3" style:family="table-column">
      <style:table-column-properties fo:break-before="auto" style:column-width="2.20133333333333cm" style:use-optimal-column-width="true"/>
    </style:style>
    <style:style style:name="co4" style:family="table-column">
      <style:table-column-properties fo:break-before="auto" style:column-width="2.51883333333333cm"/>
    </style:style>
    <style:style style:name="co5" style:family="table-column">
      <style:table-column-properties fo:break-before="auto" style:column-width="2.2436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1.778cm" style:use-optimal-column-width="true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1.94733333333333cm" style:use-optimal-column-width="true"/>
    </style:style>
    <style:style style:name="co10" style:family="table-column">
      <style:table-column-properties fo:break-before="auto" style:column-width="2.24366666666667cm" style:use-optimal-column-width="true"/>
    </style:style>
    <style:style style:name="co11" style:family="table-column">
      <style:table-column-properties fo:break-before="auto" style:column-width="1.714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4">
            <text:p>1.05</text:p>
          </table:table-cell>
          <table:table-cell office:value-type="float" office:value="0.95" table:style-name="ce4">
            <text:p>0.95</text:p>
          </table:table-cell>
          <table:table-cell table:number-columns-repeated="16375" table:style-name="ce3"/>
        </table:table-row>
        <table:table-row table:number-rows-repeated="1048384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4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column table:style-name="co1" table:number-columns-repeated="16377" table:default-cell-style-name="ce4"/>
        <table:table-row table:style-name="ro1">
          <table:table-cell office:value-type="string" table:style-name="ce6">
            <text:p>fbus</text:p>
          </table:table-cell>
          <table:table-cell office:value-type="string" table:style-name="ce6">
            <text:p>tbus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office:value-type="string" table:style-name="ce6">
            <text:p>rateA</text:p>
          </table:table-cell>
          <table:table-cell office:value-type="string" table:style-name="ce6">
            <text:p>rateB</text:p>
          </table:table-cell>
          <table:table-cell office:value-type="string" table:style-name="ce6">
            <text:p>rateC</text:p>
          </table:table-cell>
          <table:table-cell office:value-type="string" table:style-name="ce6">
            <text:p>ratio</text:p>
          </table:table-cell>
          <table:table-cell office:value-type="string" table:style-name="ce6">
            <text:p>angl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angmin</text:p>
          </table:table-cell>
          <table:table-cell office:value-type="string" table:style-name="ce6">
            <text:p>angmax</text:p>
          </table:table-cell>
          <table:table-cell table:number-columns-repeated="16371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5500000000000002E-3" table:formula="of:=0.5*0.0111" table:style-name="ce1">
            <text:p>0.00555</text:p>
          </table:table-cell>
          <table:table-cell office:value-type="float" office:value="0.19350000000000001" table:formula="of:=0.5*0.387" table:style-name="ce1">
            <text:p>0.1935</text:p>
          </table:table-cell>
          <table:table-cell office:value-type="float" office:value="0" table:style-name="ce1">
            <text:p>0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63" table:formula="of:=2*31.5" table:style-name="ce1">
            <text:p>63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25" table:style-name="ce3"/>
          <table:table-cell table:style-name="ce8"/>
          <table:table-cell table:number-columns-repeated="16345" table:style-name="ce3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25" table:style-name="ce3"/>
          <table:table-cell table:style-name="ce8"/>
          <table:table-cell table:number-columns-repeated="16345" table:style-name="ce3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25" table:style-name="ce3"/>
          <table:table-cell table:style-name="ce8"/>
          <table:table-cell table:number-columns-repeated="16345" table:style-name="ce3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25" table:style-name="ce3"/>
          <table:table-cell table:style-name="ce8"/>
          <table:table-cell table:number-columns-repeated="16345" table:style-name="ce3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 table:style-name="ce4"/>
        </table:table-row>
        <table:table-row table:number-rows-repeated="1048385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2]*TAN(ACOS(0.95))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B3]*TAN(ACOS(0.95))" table:style-name="ce7">
            <text:p>0</text:p>
          </table:table-cell>
          <table:table-cell office:value-type="float" office:value="0.02" table:style-name="ce11">
            <text:p>0.02</text:p>
          </table:table-cell>
          <table:table-cell office:value-type="float" office:value="0" table:style-name="ce10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6.1600000000000002E-2" table:style-name="ce7">
            <text:p>0.0616</text:p>
          </table:table-cell>
          <table:table-cell office:value-type="float" office:value="2.0246940879017974E-2" table:formula="of:=[.B4]*TAN(ACOS(0.95))" table:style-name="ce7">
            <text:p>0.0202469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0.10100000000000001" table:style-name="ce7">
            <text:p>0.101</text:p>
          </table:table-cell>
          <table:table-cell office:value-type="float" office:value="3.3197094623065186E-2" table:formula="of:=[.B5]*TAN(ACOS(0.95))" table:style-name="ce7">
            <text:p>0.0331970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4.9000000000000002E-2" table:style-name="ce7">
            <text:p>0.049</text:p>
          </table:table-cell>
          <table:table-cell office:value-type="float" office:value="1.6105521153764298E-2" table:formula="of:=[.B6]*TAN(ACOS(0.95))" table:style-name="ce7">
            <text:p>0.01610552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0.59399999999999997" table:style-name="ce7">
            <text:p>0.594</text:p>
          </table:table-cell>
          <table:table-cell office:value-type="float" office:value="0.19523835847624474" table:formula="of:=[.B7]*TAN(ACOS(0.95))" table:style-name="ce7">
            <text:p>0.1952383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0.68700000000000006" table:style-name="ce7">
            <text:p>0.687</text:p>
          </table:table-cell>
          <table:table-cell office:value-type="float" office:value="0.22580598025787904" table:formula="of:=[.B9]*TAN(ACOS(0.95))" table:style-name="ce7">
            <text:p>0.2258059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2.87E-2" table:style-name="ce7">
            <text:p>0.0287</text:p>
          </table:table-cell>
          <table:table-cell office:value-type="float" office:value="9.4332338186333738E-3" table:formula="of:=[.B10]*TAN(ACOS(0.95))" table:style-name="ce7">
            <text:p>0.0094332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1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float" office:value="1.1599999999999999" table:style-name="ce7">
            <text:p>1.16</text:p>
          </table:table-cell>
          <table:table-cell office:value-type="float" office:value="0.3812735620074813" table:formula="of:=[.B12]*TAN(ACOS(0.95))" table:style-name="ce7">
            <text:p>0.38127356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5.8200000000000002E-2" table:style-name="ce7">
            <text:p>0.0582</text:p>
          </table:table-cell>
          <table:table-cell office:value-type="float" office:value="1.9129414921409838E-2" table:formula="of:=[.B13]*TAN(ACOS(0.95))" table:style-name="ce7">
            <text:p>0.01912941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2.4799999999999999E-2" table:style-name="ce7">
            <text:p>0.0248</text:p>
          </table:table-cell>
          <table:table-cell office:value-type="float" office:value="8.1513658084358068E-3" table:formula="of:=[.B14]*TAN(ACOS(0.95))" table:style-name="ce7">
            <text:p>0.0081513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4.24E-2" table:style-name="ce7">
            <text:p>0.0424</text:p>
          </table:table-cell>
          <table:table-cell office:value-type="float" office:value="1.3936206059583799E-2" table:formula="of:=[.B15]*TAN(ACOS(0.95))" table:style-name="ce7">
            <text:p>0.0139362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0.11899999999999999" table:style-name="ce7">
            <text:p>0.119</text:p>
          </table:table-cell>
          <table:table-cell office:value-type="float" office:value="3.9113408516284719E-2" table:formula="of:=[.B16]*TAN(ACOS(0.95))" table:style-name="ce7">
            <text:p>0.0391134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0.11799999999999999" table:style-name="ce7">
            <text:p>0.118</text:p>
          </table:table-cell>
          <table:table-cell office:value-type="float" office:value="3.8784724411105857E-2" table:formula="of:=[.B17]*TAN(ACOS(0.95))" table:style-name="ce7">
            <text:p>0.0387847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float" office:value="1.62" table:style-name="ce7">
            <text:p>1.62</text:p>
          </table:table-cell>
          <table:table-cell office:value-type="float" office:value="0.53246825038975842" table:formula="of:=[.B18]*TAN(ACOS(0.95))" table:style-name="ce7">
            <text:p>0.53246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1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20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0.312" table:style-name="ce7">
            <text:p>0.312</text:p>
          </table:table-cell>
          <table:table-cell office:value-type="float" office:value="0.10254944081580532" table:formula="of:=[.B21]*TAN(ACOS(0.95))" table:style-name="ce7">
            <text:p>0.10254944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2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23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float" office:value="5.9900000000000002E-2" table:style-name="ce7">
            <text:p>0.0599</text:p>
          </table:table-cell>
          <table:table-cell office:value-type="float" office:value="1.9688177900213908E-2" table:formula="of:=[.B24]*TAN(ACOS(0.95))" table:style-name="ce7">
            <text:p>0.01968817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7.0000000000000001E-3" table:style-name="ce7">
            <text:p>0.007</text:p>
          </table:table-cell>
          <table:table-cell office:value-type="float" office:value="2.3007887362520426E-3" table:formula="of:=[.B25]*TAN(ACOS(0.95))" table:style-name="ce7">
            <text:p>0.0023007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7">
            <text:p>28</text:p>
          </table:table-cell>
          <table:table-cell office:value-type="float" office:value="0.20699999999999999" table:style-name="ce7">
            <text:p>0.207</text:p>
          </table:table-cell>
          <table:table-cell office:value-type="float" office:value="6.8037609772024679E-2" table:formula="of:=[.B26]*TAN(ACOS(0.95))" table:style-name="ce7">
            <text:p>0.0680376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8.5699999999999998E-2" table:style-name="ce7">
            <text:p>0.0857</text:p>
          </table:table-cell>
          <table:table-cell office:value-type="float" office:value="2.8168227813828575E-2" table:formula="of:=[.B27]*TAN(ACOS(0.95))" table:style-name="ce7">
            <text:p>0.02816822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float" office:value="0.25600000000000001" table:style-name="ce7">
            <text:p>0.256</text:p>
          </table:table-cell>
          <table:table-cell office:value-type="float" office:value="8.4143130925788984E-2" table:formula="of:=[.B28]*TAN(ACOS(0.95))" table:style-name="ce7">
            <text:p>0.0841431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7">
            <text:p>31</text:p>
          </table:table-cell>
          <table:table-cell office:value-type="float" office:value="5.3900000000000003E-2" table:style-name="ce7">
            <text:p>0.0539</text:p>
          </table:table-cell>
          <table:table-cell office:value-type="float" office:value="1.7716073269140729E-2" table:formula="of:=[.B29]*TAN(ACOS(0.95))" table:style-name="ce7">
            <text:p>0.01771607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7">
            <text:p>32</text:p>
          </table:table-cell>
          <table:table-cell office:value-type="float" office:value="0.13700000000000001" table:style-name="ce7">
            <text:p>0.137</text:p>
          </table:table-cell>
          <table:table-cell office:value-type="float" office:value="4.5029722409504265E-2" table:formula="of:=[.B30]*TAN(ACOS(0.95))" table:style-name="ce7">
            <text:p>0.0450297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float" office:value="0.57299999999999995" table:style-name="ce7">
            <text:p>0.573</text:p>
          </table:table-cell>
          <table:table-cell office:value-type="float" office:value="0.18833599226748859" table:formula="of:=[.B31]*TAN(ACOS(0.95))" table:style-name="ce7">
            <text:p>0.18833599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7">
            <text:p>34</text:p>
          </table:table-cell>
          <table:table-cell office:value-type="float" office:value="5.7500000000000002E-2" table:style-name="ce7">
            <text:p>0.0575</text:p>
          </table:table-cell>
          <table:table-cell office:value-type="float" office:value="1.8899336047784637E-2" table:formula="of:=[.B32]*TAN(ACOS(0.95))" table:style-name="ce7">
            <text:p>0.0188993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7">
            <text:p>35</text:p>
          </table:table-cell>
          <table:table-cell office:value-type="float" office:value="0.17499999999999999" table:style-name="ce7">
            <text:p>0.175</text:p>
          </table:table-cell>
          <table:table-cell office:value-type="float" office:value="5.751971840630106E-2" table:formula="of:=[.B33]*TAN(ACOS(0.95))" table:style-name="ce7">
            <text:p>0.05751971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7">
            <text:p>36</text:p>
          </table:table-cell>
          <table:table-cell office:value-type="float" office:value="2.4899999999999999E-2" table:style-name="ce7">
            <text:p>0.0249</text:p>
          </table:table-cell>
          <table:table-cell office:value-type="float" office:value="8.184234218953694E-3" table:formula="of:=[.B34]*TAN(ACOS(0.95))" table:style-name="ce7">
            <text:p>0.0081842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35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7">
            <text:p>38</text:p>
          </table:table-cell>
          <table:table-cell office:value-type="float" office:value="0.11" table:style-name="ce7">
            <text:p>0.11</text:p>
          </table:table-cell>
          <table:table-cell office:value-type="float" office:value="3.6155251569674952E-2" table:formula="of:=[.B36]*TAN(ACOS(0.95))" table:style-name="ce7">
            <text:p>0.0361552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7">
            <text:p>39</text:p>
          </table:table-cell>
          <table:table-cell office:value-type="float" office:value="0.182" table:style-name="ce7">
            <text:p>0.182</text:p>
          </table:table-cell>
          <table:table-cell office:value-type="float" office:value="5.9820507142553103E-2" table:formula="of:=[.B37]*TAN(ACOS(0.95))" table:style-name="ce7">
            <text:p>0.05982050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7">
            <text:p>40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3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7">
            <text:p>41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3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7">
            <text:p>42</text:p>
          </table:table-cell>
          <table:table-cell office:value-type="float" office:value="0.27100000000000002" table:style-name="ce7">
            <text:p>0.271</text:p>
          </table:table-cell>
          <table:table-cell office:value-type="float" office:value="8.9073392503471932E-2" table:formula="of:=[.B40]*TAN(ACOS(0.95))" table:style-name="ce7">
            <text:p>0.0890733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7">
            <text:p>43</text:p>
          </table:table-cell>
          <table:table-cell office:value-type="float" office:value="0.19600000000000001" table:style-name="ce7">
            <text:p>0.196</text:p>
          </table:table-cell>
          <table:table-cell office:value-type="float" office:value="6.442208461505719E-2" table:formula="of:=[.B41]*TAN(ACOS(0.95))" table:style-name="ce7">
            <text:p>0.06442208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7">
            <text:p>44</text:p>
          </table:table-cell>
          <table:table-cell office:value-type="float" office:value="0.14599999999999999" table:style-name="ce7">
            <text:p>0.146</text:p>
          </table:table-cell>
          <table:table-cell office:value-type="float" office:value="4.7987879356114024E-2" table:formula="of:=[.B42]*TAN(ACOS(0.95))" table:style-name="ce7">
            <text:p>0.0479878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7">
            <text:p>45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[.B43]*TAN(ACOS(0.95))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7">
            <text:p>46</text:p>
          </table:table-cell>
          <table:table-cell office:value-type="float" office:value="0.14199999999999999" table:style-name="ce7">
            <text:p>0.142</text:p>
          </table:table-cell>
          <table:table-cell office:value-type="float" office:value="4.6673142935398572E-2" table:formula="of:=[.B44]*TAN(ACOS(0.95))" table:style-name="ce7">
            <text:p>0.04667314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7">
            <text:p>47</text:p>
          </table:table-cell>
          <table:table-cell office:value-type="float" office:value="0.63100000000000001" table:style-name="ce7">
            <text:p>0.631</text:p>
          </table:table-cell>
          <table:table-cell office:value-type="float" office:value="0.20739967036786269" table:formula="of:=[.B45]*TAN(ACOS(0.95))" table:style-name="ce7">
            <text:p>0.207399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7">
            <text:p>48</text:p>
          </table:table-cell>
          <table:table-cell office:value-type="float" office:value="1.7999999999999999E-2" table:style-name="ce7">
            <text:p>0.018</text:p>
          </table:table-cell>
          <table:table-cell office:value-type="float" office:value="5.9163138932195377E-3" table:formula="of:=[.B46]*TAN(ACOS(0.95))" table:style-name="ce7">
            <text:p>0.0059163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7">
            <text:p>49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4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7">
            <text:p>50</text:p>
          </table:table-cell>
          <table:table-cell office:value-type="float" office:value="0.60199999999999998" table:style-name="ce7">
            <text:p>0.602</text:p>
          </table:table-cell>
          <table:table-cell office:value-type="float" office:value="0.19786783131767563" table:formula="of:=[.B48]*TAN(ACOS(0.95))" table:style-name="ce7">
            <text:p>0.19786783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7">
            <text:p>51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4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7">
            <text:p>52</text:p>
          </table:table-cell>
          <table:table-cell office:value-type="float" office:value="6.5500000000000003E-2" table:style-name="ce7">
            <text:p>0.0655</text:p>
          </table:table-cell>
          <table:table-cell office:value-type="float" office:value="2.1528808889215541E-2" table:formula="of:=[.B50]*TAN(ACOS(0.95))" table:style-name="ce7">
            <text:p>0.02152880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7">
            <text:p>53</text:p>
          </table:table-cell>
          <table:table-cell office:value-type="float" office:value="0.42099999999999999" table:style-name="ce7">
            <text:p>0.421</text:p>
          </table:table-cell>
          <table:table-cell office:value-type="float" office:value="0.13837600828030142" table:formula="of:=[.B51]*TAN(ACOS(0.95))" table:style-name="ce7">
            <text:p>0.13837600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7">
            <text:p>54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5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7">
            <text:p>55</text:p>
          </table:table-cell>
          <table:table-cell office:value-type="float" office:value="9.2899999999999996E-2" table:style-name="ce7">
            <text:p>0.0929</text:p>
          </table:table-cell>
          <table:table-cell office:value-type="float" office:value="3.0534753371116392E-2" table:formula="of:=[.B53]*TAN(ACOS(0.95))" table:style-name="ce7">
            <text:p>0.0305347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float" office:value="0.104" table:style-name="ce7">
            <text:p>0.104</text:p>
          </table:table-cell>
          <table:table-cell office:value-type="float" office:value="3.418314693860177E-2" table:formula="of:=[.B54]*TAN(ACOS(0.95))" table:style-name="ce7">
            <text:p>0.03418314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7">
            <text:p>57</text:p>
          </table:table-cell>
          <table:table-cell office:value-type="float" office:value="8.0799999999999997E-2" table:style-name="ce7">
            <text:p>0.0808</text:p>
          </table:table-cell>
          <table:table-cell office:value-type="float" office:value="2.6557675698452146E-2" table:formula="of:=[.B55]*TAN(ACOS(0.95))" table:style-name="ce7">
            <text:p>0.02655767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7">
            <text:p>58</text:p>
          </table:table-cell>
          <table:table-cell office:value-type="float" office:value="3.1E-2" table:style-name="ce7">
            <text:p>0.031</text:p>
          </table:table-cell>
          <table:table-cell office:value-type="float" office:value="1.018920726054476E-2" table:formula="of:=[.B56]*TAN(ACOS(0.95))" table:style-name="ce7">
            <text:p>0.01018920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7">
            <text:p>59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5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7">
            <text:p>60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5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7">
            <text:p>61</text:p>
          </table:table-cell>
          <table:table-cell office:value-type="float" office:value="0.91" table:style-name="ce7">
            <text:p>0.91</text:p>
          </table:table-cell>
          <table:table-cell office:value-type="float" office:value="0.29910253571276552" table:formula="of:=[.B59]*TAN(ACOS(0.95))" table:style-name="ce7">
            <text:p>0.2991025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7">
            <text:p>62</text:p>
          </table:table-cell>
          <table:table-cell office:value-type="float" office:value="4.7199999999999999E-2" table:style-name="ce7">
            <text:p>0.0472</text:p>
          </table:table-cell>
          <table:table-cell office:value-type="float" office:value="1.5513889764442342E-2" table:formula="of:=[.B60]*TAN(ACOS(0.95))" table:style-name="ce7">
            <text:p>0.0155138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7">
            <text:p>63</text:p>
          </table:table-cell>
          <table:table-cell office:value-type="float" office:value="1.8599999999999998E-2" table:style-name="ce7">
            <text:p>0.0186</text:p>
          </table:table-cell>
          <table:table-cell office:value-type="float" office:value="6.1135243563268556E-3" table:formula="of:=[.B61]*TAN(ACOS(0.95))" table:style-name="ce7">
            <text:p>0.00611352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7">
            <text:p>64</text:p>
          </table:table-cell>
          <table:table-cell office:value-type="float" office:value="0.55000000000000004" table:style-name="ce7">
            <text:p>0.55</text:p>
          </table:table-cell>
          <table:table-cell office:value-type="float" office:value="0.18077625784837478" table:formula="of:=[.B62]*TAN(ACOS(0.95))" table:style-name="ce7">
            <text:p>0.18077625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7">
            <text:p>65</text:p>
          </table:table-cell>
          <table:table-cell office:value-type="float" office:value="0.65900000000000003" table:style-name="ce7">
            <text:p>0.659</text:p>
          </table:table-cell>
          <table:table-cell office:value-type="float" office:value="0.21660282531287087" table:formula="of:=[.B63]*TAN(ACOS(0.95))" table:style-name="ce7">
            <text:p>0.216602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7">
            <text:p>66</text:p>
          </table:table-cell>
          <table:table-cell office:value-type="float" office:value="0.74199999999999999" table:style-name="ce7">
            <text:p>0.742</text:p>
          </table:table-cell>
          <table:table-cell office:value-type="float" office:value="0.2438836060427165" table:formula="of:=[.B64]*TAN(ACOS(0.95))" table:style-name="ce7">
            <text:p>0.24388360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7">
            <text:p>67</text:p>
          </table:table-cell>
          <table:table-cell office:value-type="float" office:value="7.7200000000000005E-2" table:style-name="ce7">
            <text:p>0.0772</text:p>
          </table:table-cell>
          <table:table-cell office:value-type="float" office:value="2.5374412919808242E-2" table:formula="of:=[.B65]*TAN(ACOS(0.95))" table:style-name="ce7">
            <text:p>0.0253744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7">
            <text:p>68</text:p>
          </table:table-cell>
          <table:table-cell office:value-type="float" office:value="0.24199999999999999" table:style-name="ce7">
            <text:p>0.242</text:p>
          </table:table-cell>
          <table:table-cell office:value-type="float" office:value="7.9541553453284897E-2" table:formula="of:=[.B66]*TAN(ACOS(0.95))" table:style-name="ce7">
            <text:p>0.07954155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7">
            <text:p>69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67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7">
            <text:p>70</text:p>
          </table:table-cell>
          <table:table-cell office:value-type="float" office:value="8.7300000000000003E-2" table:style-name="ce7">
            <text:p>0.0873</text:p>
          </table:table-cell>
          <table:table-cell office:value-type="float" office:value="2.8694122382114759E-2" table:formula="of:=[.B68]*TAN(ACOS(0.95))" table:style-name="ce7">
            <text:p>0.02869412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7">
            <text:p>71</text:p>
          </table:table-cell>
          <table:table-cell office:value-type="float" office:value="8.9499999999999996E-2" table:style-name="ce7">
            <text:p>0.0895</text:p>
          </table:table-cell>
          <table:table-cell office:value-type="float" office:value="2.9417227413508256E-2" table:formula="of:=[.B69]*TAN(ACOS(0.95))" table:style-name="ce7">
            <text:p>0.0294172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7">
            <text:p>72</text:p>
          </table:table-cell>
          <table:table-cell office:value-type="float" office:value="7.7799999999999994E-2" table:style-name="ce7">
            <text:p>0.0778</text:p>
          </table:table-cell>
          <table:table-cell office:value-type="float" office:value="2.5571623382915555E-2" table:formula="of:=[.B70]*TAN(ACOS(0.95))" table:style-name="ce7">
            <text:p>0.02557162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7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7">
            <text:p>74</text:p>
          </table:table-cell>
          <table:table-cell office:value-type="float" office:value="0.51" table:style-name="ce7">
            <text:p>0.51</text:p>
          </table:table-cell>
          <table:table-cell office:value-type="float" office:value="0.16762889364122024" table:formula="of:=[.B72]*TAN(ACOS(0.95))" table:style-name="ce7">
            <text:p>0.16762889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7">
            <text:p>75</text:p>
          </table:table-cell>
          <table:table-cell office:value-type="float" office:value="0.185" table:style-name="ce7">
            <text:p>0.185</text:p>
          </table:table-cell>
          <table:table-cell office:value-type="float" office:value="6.0806559458089694E-2" table:formula="of:=[.B73]*TAN(ACOS(0.95))" table:style-name="ce7">
            <text:p>0.0608065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7">
            <text:p>76</text:p>
          </table:table-cell>
          <table:table-cell office:value-type="float" office:value="0.127" table:style-name="ce7">
            <text:p>0.127</text:p>
          </table:table-cell>
          <table:table-cell office:value-type="float" office:value="4.174288135771563E-2" table:formula="of:=[.B74]*TAN(ACOS(0.95))" table:style-name="ce7">
            <text:p>0.04174288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7">
            <text:p>77</text:p>
          </table:table-cell>
          <table:table-cell office:value-type="float" office:value="5.9299999999999999E-2" table:style-name="ce7">
            <text:p>0.0593</text:p>
          </table:table-cell>
          <table:table-cell office:value-type="float" office:value="1.9490967437106588E-2" table:formula="of:=[.B75]*TAN(ACOS(0.95))" table:style-name="ce7">
            <text:p>0.01949096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float" office:value="0.44700000000000001" table:style-name="ce7">
            <text:p>0.447</text:p>
          </table:table-cell>
          <table:table-cell office:value-type="float" office:value="0.14692179501495187" table:formula="of:=[.B76]*TAN(ACOS(0.95))" table:style-name="ce7">
            <text:p>0.1469217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7">
            <text:p>79</text:p>
          </table:table-cell>
          <table:table-cell office:value-type="float" office:value="0.222" table:style-name="ce7">
            <text:p>0.222</text:p>
          </table:table-cell>
          <table:table-cell office:value-type="float" office:value="7.2967871349707628E-2" table:formula="of:=[.B77]*TAN(ACOS(0.95))" table:style-name="ce7">
            <text:p>0.07296787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7">
            <text:p>80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78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7">
            <text:p>81</text:p>
          </table:table-cell>
          <table:table-cell office:value-type="float" office:value="1.9699999999999999E-2" table:style-name="ce7">
            <text:p>0.0197</text:p>
          </table:table-cell>
          <table:table-cell office:value-type="float" office:value="6.475076872023605E-3" table:formula="of:=[.B79]*TAN(ACOS(0.95))" table:style-name="ce7">
            <text:p>0.00647507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7">
            <text:p>82</text:p>
          </table:table-cell>
          <table:table-cell office:value-type="float" office:value="2.8000000000000001E-2" table:style-name="ce7">
            <text:p>0.028</text:p>
          </table:table-cell>
          <table:table-cell office:value-type="float" office:value="9.2031549450081705E-3" table:formula="of:=[.B80]*TAN(ACOS(0.95))" table:style-name="ce7">
            <text:p>0.00920315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7">
            <text:p>83</text:p>
          </table:table-cell>
          <table:table-cell office:value-type="float" office:value="0.14000000000000001" table:style-name="ce7">
            <text:p>0.14</text:p>
          </table:table-cell>
          <table:table-cell office:value-type="float" office:value="4.6015774725040856E-2" table:formula="of:=[.B81]*TAN(ACOS(0.95))" table:style-name="ce7">
            <text:p>0.0460157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7">
            <text:p>84</text:p>
          </table:table-cell>
          <table:table-cell office:value-type="float" office:value="4.2900000000000001E-2" table:style-name="ce7">
            <text:p>0.0429</text:p>
          </table:table-cell>
          <table:table-cell office:value-type="float" office:value="1.4100548112173232E-2" table:formula="of:=[.B82]*TAN(ACOS(0.95))" table:style-name="ce7">
            <text:p>0.01410054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7">
            <text:p>85</text:p>
          </table:table-cell>
          <table:table-cell office:value-type="float" office:value="5.2299999999999999E-2" table:style-name="ce7">
            <text:p>0.0523</text:p>
          </table:table-cell>
          <table:table-cell office:value-type="float" office:value="1.7190178700854545E-2" table:formula="of:=[.B83]*TAN(ACOS(0.95))" table:style-name="ce7">
            <text:p>0.01719017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84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7">
            <text:p>87</text:p>
          </table:table-cell>
          <table:table-cell office:value-type="float" office:value="0.11" table:style-name="ce7">
            <text:p>0.11</text:p>
          </table:table-cell>
          <table:table-cell office:value-type="float" office:value="3.6155251569674952E-2" table:formula="of:=[.B85]*TAN(ACOS(0.95))" table:style-name="ce7">
            <text:p>0.03615525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float" office:value="4.1700000000000001E-2" table:style-name="ce7">
            <text:p>0.0417</text:p>
          </table:table-cell>
          <table:table-cell office:value-type="float" office:value="1.3706127185958596E-2" table:formula="of:=[.B86]*TAN(ACOS(0.95))" table:style-name="ce7">
            <text:p>0.01370612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7">
            <text:p>89</text:p>
          </table:table-cell>
          <table:table-cell office:value-type="float" office:value="0.32300000000000001" table:style-name="ce7">
            <text:p>0.323</text:p>
          </table:table-cell>
          <table:table-cell office:value-type="float" office:value="0.10616496597277282" table:formula="of:=[.B87]*TAN(ACOS(0.95))" table:style-name="ce7">
            <text:p>0.10616496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7">
            <text:p>90</text:p>
          </table:table-cell>
          <table:table-cell office:value-type="float" office:value="0.15" table:style-name="ce7">
            <text:p>0.15</text:p>
          </table:table-cell>
          <table:table-cell office:value-type="float" office:value="4.9302615776829477E-2" table:formula="of:=[.B88]*TAN(ACOS(0.95))" table:style-name="ce7">
            <text:p>0.04930261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7">
            <text:p>91</text:p>
          </table:table-cell>
          <table:table-cell office:value-type="float" office:value="0.1" table:style-name="ce7">
            <text:p>0.1</text:p>
          </table:table-cell>
          <table:table-cell office:value-type="float" office:value="3.2868410517886325E-2" table:formula="of:=[.B89]*TAN(ACOS(0.95))" table:style-name="ce7">
            <text:p>0.0328684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7">
            <text:p>92</text:p>
          </table:table-cell>
          <table:table-cell office:value-type="float" office:value="6.8099999999999994E-2" table:style-name="ce7">
            <text:p>0.0681</text:p>
          </table:table-cell>
          <table:table-cell office:value-type="float" office:value="2.2383387562680584E-2" table:formula="of:=[.B90]*TAN(ACOS(0.95))" table:style-name="ce7">
            <text:p>0.02238338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7">
            <text:p>93</text:p>
          </table:table-cell>
          <table:table-cell office:value-type="float" office:value="0.10100000000000001" table:style-name="ce7">
            <text:p>0.101</text:p>
          </table:table-cell>
          <table:table-cell office:value-type="float" office:value="3.3197094623065186E-2" table:formula="of:=[.B91]*TAN(ACOS(0.95))" table:style-name="ce7">
            <text:p>0.03319709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7">
            <text:p>94</text:p>
          </table:table-cell>
          <table:table-cell office:value-type="float" office:value="0.443" table:style-name="ce7">
            <text:p>0.443</text:p>
          </table:table-cell>
          <table:table-cell office:value-type="float" office:value="0.14560705859423639" table:formula="of:=[.B92]*TAN(ACOS(0.95))" table:style-name="ce7">
            <text:p>0.14560705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float" office:value="0.627" table:style-name="ce7">
            <text:p>0.627</text:p>
          </table:table-cell>
          <table:table-cell office:value-type="float" office:value="0.20608493394714722" table:formula="of:=[.B93]*TAN(ACOS(0.95))" table:style-name="ce7">
            <text:p>0.20608493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94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7">
            <text:p>97</text:p>
          </table:table-cell>
          <table:table-cell office:value-type="float" office:value="0.16200000000000001" table:style-name="ce7">
            <text:p>0.162</text:p>
          </table:table-cell>
          <table:table-cell office:value-type="float" office:value="5.3246825038975841E-2" table:formula="of:=[.B95]*TAN(ACOS(0.95))" table:style-name="ce7">
            <text:p>0.05324682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7">
            <text:p>98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96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7">
            <text:p>99</text:p>
          </table:table-cell>
          <table:table-cell office:value-type="float" office:value="1.0900000000000001" table:style-name="ce7">
            <text:p>1.09</text:p>
          </table:table-cell>
          <table:table-cell office:value-type="float" office:value="0.3582656746449609" table:formula="of:=[.B97]*TAN(ACOS(0.95))" table:style-name="ce7">
            <text:p>0.35826567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8.1799999999999998E-2" table:style-name="ce7">
            <text:p>0.0818</text:p>
          </table:table-cell>
          <table:table-cell office:value-type="float" office:value="2.6886359803631011E-2" table:formula="of:=[.B98]*TAN(ACOS(0.95))" table:style-name="ce7">
            <text:p>0.0268863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99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float" office:value="0.4" table:style-name="ce7">
            <text:p>0.4</text:p>
          </table:table-cell>
          <table:table-cell office:value-type="float" office:value="0.1314736420715453" table:formula="of:=[.B100]*TAN(ACOS(0.95))" table:style-name="ce7">
            <text:p>0.13147364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7">
            <text:p>103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101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7">
            <text:p>104</text:p>
          </table:table-cell>
          <table:table-cell office:value-type="float" office:value="1E-4" table:style-name="ce12">
            <text:p>1.00E-04</text:p>
          </table:table-cell>
          <table:table-cell office:value-type="float" office:value="3.2868410517886324E-5" table:formula="of:=[.B102]*TAN(ACOS(0.95))" table:style-name="ce7">
            <text:p>3.28684E-0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float" office:value="1.8700000000000001E-2" table:style-name="ce7">
            <text:p>0.0187</text:p>
          </table:table-cell>
          <table:table-cell office:value-type="float" office:value="6.1463927668447427E-3" table:formula="of:=[.B103]*TAN(ACOS(0.95))" table:style-name="ce7">
            <text:p>0.00614639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0">
            <text:p>134</text:p>
          </table:table-cell>
          <table:table-cell office:value-type="float" office:value="0" table:style-name="ce10">
            <text:p>0</text:p>
          </table:table-cell>
          <table:table-cell office:value-type="float" office:value="0" table:formula="of:=[.B104]*TAN(ACOS(0.95))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.43" table:style-name="ce13">
            <text:p>3.43</text:p>
          </table:table-cell>
          <table:table-cell table:number-columns-repeated="16379"/>
        </table:table-row>
        <table:table-row table:number-rows-repeated="86" table:style-name="ro1">
          <table:table-cell table:number-columns-repeated="5" table:style-name="ce4"/>
          <table:table-cell table:number-columns-repeated="16379"/>
        </table:table-row>
        <table:table-row table:number-rows-repeated="1048386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3">
          <table:table-cell office:value-type="string" table:style-name="ce6">
            <text:p>bus_i</text:p>
          </table:table-cell>
          <table:table-cell office:value-type="string" table:style-name="ce6">
            <text:p>Pg</text:p>
          </table:table-cell>
          <table:table-cell office:value-type="string" table:style-name="ce6">
            <text:p>Qg</text:p>
          </table:table-cell>
          <table:table-cell office:value-type="string" table:style-name="ce6">
            <text:p>Qmax</text:p>
          </table:table-cell>
          <table:table-cell office:value-type="string" table:style-name="ce6">
            <text:p>Qmin</text:p>
          </table:table-cell>
          <table:table-cell office:value-type="string" table:style-name="ce6">
            <text:p>Vg</text:p>
          </table:table-cell>
          <table:table-cell office:value-type="string" table:style-name="ce6">
            <text:p>mBas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Pmax</text:p>
          </table:table-cell>
          <table:table-cell office:value-type="string" table:style-name="ce6">
            <text:p>Pmin</text:p>
          </table:table-cell>
          <table:table-cell office:value-type="string" table:style-name="ce6">
            <text:p>Pc1</text:p>
          </table:table-cell>
          <table:table-cell office:value-type="string" table:style-name="ce6">
            <text:p>Pc2</text:p>
          </table:table-cell>
          <table:table-cell office:value-type="string" table:style-name="ce6">
            <text:p>Qc1min</text:p>
          </table:table-cell>
          <table:table-cell office:value-type="string" table:style-name="ce6">
            <text:p>Qc1max</text:p>
          </table:table-cell>
          <table:table-cell office:value-type="string" table:style-name="ce6">
            <text:p>Qc2min</text:p>
          </table:table-cell>
          <table:table-cell office:value-type="string" table:style-name="ce6">
            <text:p>Qc2max</text:p>
          </table:table-cell>
          <table:table-cell office:value-type="string" table:style-name="ce6">
            <text:p>ramp_agc</text:p>
          </table:table-cell>
          <table:table-cell office:value-type="string" table:style-name="ce6">
            <text:p>ramp_10</text:p>
          </table:table-cell>
          <table:table-cell office:value-type="string" table:style-name="ce6">
            <text:p>ramp_30</text:p>
          </table:table-cell>
          <table:table-cell office:value-type="string" table:style-name="ce6">
            <text:p>ramp_q</text:p>
          </table:table-cell>
          <table:table-cell office:value-type="string" table:style-name="ce6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-100" table:style-name="ce4">
            <text:p>-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number-columns-repeated="16361"/>
        </table:table-row>
        <table:table-row table:number-rows-repeated="1048574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4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7">
            <text:p>100</text:p>
          </table:table-cell>
          <table:table-cell table:style-name="ce1"/>
          <table:table-cell table:number-columns-repeated="2" table:style-name="ce15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5"/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  <table:database-ranges>
        <table:database-range table:target-range-address="Buses.A1:Buses.A192" table:display-filter-buttons="true"/>
        <table:database-range table:target-range-address="Loads.B1:Loads.B1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uhammad USMAN</meta:initial-creator>
    <dc:creator>Baraa MOHANDES</dc:creator>
    <meta:creation-date>2020-08-07T14:21:31Z</meta:creation-date>
    <dc:date>2023-05-04T12:12:38Z</dc:date>
    <meta:print-date>2020-09-16T16:09:50Z</meta:print-date>
  </office:meta>
</office:document-meta>
</file>